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body>
    <office:text>
      <text:section text:display="true" text:name="Section1">
        <text:p> this section is displayed</text:p>
        <text:p> this section is displayed</text:p>
        <text:p> this section is displayed</text:p>
      </text:section>
      <text:section text:display="none" text:name="Section2">
        <text:p> this section is not displayed</text:p>
        <text:p> this section is not displayed</text:p>
        <text:p> this section is not displayed</text:p>
      </text:section>
      <text:section text:display="true" text:name="Section3">
        <text:p> this section is displayed</text:p>
        <text:p> this section is displayed</text:p>
        <text:p> this section is displayed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